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font-size="66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martwychwstałeś Panie,</text:span><text:span text:style-name="T1"><text:line-break/></text:span><text:span text:style-name="T2">ppp</text:span><text:span text:style-name="T1"><text:line-break/></text:span><text:span text:style-name="T1">Moce zła </text:span><text:span text:style-name="T1">rozbroiłeś na krzyżu</text:span><text:span text:style-name="T1"><text:line-break/></text:span><text:span text:style-name="T3">ppp</text:span><text:span text:style-name="T1"><text:line-break/></text:span><text:span text:style-name="T4">Śmierć zwyciężona zniknął lęk</text:span><text:span text:style-name="T4"><text:line-break/></text:span><text:span text:style-name="T3">ppp</text:span><text:span text:style-name="T4"><text:line-break/></text:span><text:span text:style-name="T4">Do Ojca w niebie</text:span><text:span text:style-name="T4"><text:line-break/></text:span><text:span text:style-name="T3">ppp</text:span><text:span text:style-name="T4"><text:line-break/></text:span><text:span text:style-name="T4">jest otwarta dro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 Twoje słowo </text:span><text:span text:style-name="T1">wiecznie trwa</text:span><text:span text:style-name="T1"><text:line-break/></text:span><text:span text:style-name="T3">ppp</text:span><text:span text:style-name="T1"><text:line-break/></text:span><text:span text:style-name="T1">Bo Twoja miłość</text:span><text:span text:style-name="T1"><text:line-break/></text:span><text:span text:style-name="T3">ppp</text:span><text:span text:style-name="T1"><text:line-break/></text:span><text:span text:style-name="T1">nie ustąpi nigdy</text:span><text:span text:style-name="T1"><text:line-break/></text:span><text:span text:style-name="T3">ppp</text:span><text:span text:style-name="T1"><text:line-break/></text:span><text:span text:style-name="T4">Będzie wiecznie,</text:span><text:span text:style-name="T4"><text:line-break/></text:span><text:span text:style-name="T3">ppp</text:span><text:span text:style-name="T4"><text:line-break/></text:span><text:span text:style-name="T4">wiecznie trwać</text:span><text:span text:style-name="T4"><text:tab/></text:span><text:span text:style-name="T4">/x2</text:span><text:span text:style-name="T4"><text:line-break/></text:span><text:span text:style-name="T3">ppp</text:span><text:span text:style-name="T4"><text:line-break/></text:span><text:span text:style-name="T4">Na wieki, na wiek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1"><text:span text:style-name="T4">Mieszkanie w niebie</text:span><text:span text:style-name="T4"><text:line-break/></text:span><text:span text:style-name="T3">ppp</text:span><text:span text:style-name="T4"><text:line-break/></text:span><text:span text:style-name="T4">szykujesz nam.</text:span><text:span text:style-name="T4"><text:line-break/></text:span><text:span text:style-name="T3">ppp</text:span><text:span text:style-name="T1"><text:line-break/></text:span><text:span text:style-name="T1">A my idziemy</text:span><text:span text:style-name="T1"><text:line-break/></text:span><text:span text:style-name="T3">ppp</text:span><text:span text:style-name="T1"><text:line-break/></text:span><text:span text:style-name="T1">za Twoim krzyże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Ujrzymy Ciebie</text:span><text:span text:style-name="T1"><text:line-break/></text:span><text:span text:style-name="T3">ppp</text:span><text:span text:style-name="T1"><text:line-break/></text:span><text:span text:style-name="T1">twarzą w twarz</text:span><text:span text:style-name="T1"><text:line-break/></text:span><text:span text:style-name="T3">ppp</text:span><text:span text:style-name="T1"><text:line-break/></text:span><text:span text:style-name="T1">Płaczu czy lęku</text:span><text:span text:style-name="T1"><text:line-break/></text:span><text:span text:style-name="T3">ppp</text:span><text:span text:style-name="T1"><text:line-break/></text:span><text:span text:style-name="T1">nigdy tam nie będz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Twoje słowo </text:span><text:span text:style-name="T1">wiecznie trwa</text:span><text:span text:style-name="T1"><text:line-break/></text:span><text:span text:style-name="T3">ppp</text:span><text:span text:style-name="T1"><text:line-break/></text:span><text:span text:style-name="T1">Bo Twoja miłość</text:span><text:span text:style-name="T1"><text:line-break/></text:span><text:span text:style-name="T3">ppp</text:span><text:span text:style-name="T1"><text:line-break/></text:span><text:span text:style-name="T1">nie ustąpi nigdy</text:span><text:span text:style-name="T1"><text:line-break/></text:span><text:span text:style-name="T3">ppp</text:span><text:span text:style-name="T1"><text:line-break/></text:span><text:span text:style-name="T4">Będzie wiecznie,</text:span><text:span text:style-name="T4"><text:line-break/></text:span><text:span text:style-name="T3">ppp</text:span><text:span text:style-name="T4"><text:line-break/></text:span><text:span text:style-name="T4">wiecznie trwać</text:span><text:span text:style-name="T4"><text:tab/></text:span><text:span text:style-name="T4">/x2</text:span><text:span text:style-name="T4"><text:line-break/></text:span><text:span text:style-name="T3">ppp</text:span><text:span text:style-name="T4"><text:line-break/></text:span><text:span text:style-name="T4">Na wieki, na wiek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7:33:17</meta:creation-date>
    <dc:creator>Rafał Talacha</dc:creator>
    <dc:date>2008-12-26T20:17:47</dc:date>
    <dc:language>pl-PL</dc:language>
    <meta:editing-cycles>8</meta:editing-cycles>
    <meta:editing-duration>PT11M30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